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78321</text:p>
          </table:table-cell>
          <table:table-cell table:style-name="Tabla1.E2" office:value-type="string">
            <text:p text:style-name="P10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OSORIO POLO, UBALD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5216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08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USANA CARRION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SUSANA CARRION</text:p>
          </table:table-cell>
          <table:table-cell table:style-name="Tabla3.A2" office:value-type="string">
            <text:p text:style-name="P21">PAT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DE SU MONTO CONSIDERADO POR MORTANDAD DE PATOS S/330.00 SE LE HARA EL DESCUENTO CORRESPOND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1:27:4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